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900000028177B8719396C1A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779"/>
    </style:style>
    <style:style style:name="P2" style:family="paragraph" style:parent-style-name="Standard">
      <style:text-properties officeooo:paragraph-rsid="00158d9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7602in" svg:height="0.4165in" draw:z-index="0"><draw:image xlink:href="Pictures/100002010000016900000028177B8719396C1A17.png" xlink:type="simple" xlink:show="embed" xlink:actuate="onLoad" loext:mime-type="image/png"/></draw:frame></text:p>
      <text:p text:style-name="Standard"/>
      <text:p text:style-name="P1"/>
      <text:p text:style-name="P1"><text:s/># this assumes your current version of Go is in the default location</text:p>
      <text:p text:style-name="Standard"><text:s text:c="4"/>sudo rm -rf /usr/local/go</text:p>
      <text:p text:style-name="Standard"><text:s text:c="4"/>wget https://dl.google.com/go/go1.17.8.linux-amd64.tar.gz</text:p>
      <text:p text:style-name="Standard"><text:s text:c="4"/>sudo tar -C /usr/local -zxvf go1.17.8.linux-amd64.tar.gz</text:p>
      <text:p text:style-name="Standard"><text:s/>mkdir -p ~/go/{bin,pkg,src}</text:p>
      <text:p text:style-name="Standard"><text:s text:c="4"/># The following assume that your shell is bash</text:p>
      <text:p text:style-name="Standard"><text:s text:c="4"/>echo 'export GOPATH=$HOME/go' &gt;&gt; ~/.bashrc</text:p>
      <text:p text:style-name="Standard"><text:s text:c="4"/>echo 'export GOROOT=/usr/local/go' &gt;&gt; ~/.bashrc</text:p>
      <text:p text:style-name="Standard"><text:s text:c="4"/>echo 'export PATH=$PATH:$GOPATH/bin:$GOROOT/bin' &gt;&gt; ~/.bashrc</text:p>
      <text:p text:style-name="Standard"><text:s text:c="4"/>echo 'export GO111MODULE=auto' &gt;&gt; ~/.bashrc</text:p>
      <text:p text:style-name="Standard"><text:s text:c="4"/>source ~/.bashrc</text:p>
      <text:p text:style-name="Standard"/>
      <text:p text:style-name="P2">打完官網的上面的指令後再用go version還是停留在1.10版本，回到根目錄ls發現有go資料夾以及前面下載的3個1.17.8的壓縮檔，remove掉它們：</text:p>
      <text:p text:style-name="P2">sudo rm -rf go1.17.8.linux-amd64.tar.gz.1</text:p>
      <text:p text:style-name="P2">sudo rm -rf go1.17.8.linux-amd64.tar.gz.2</text:p>
      <text:p text:style-name="P2">sudo rm -rf go1.17.8.linux-amd64.tar.gz.3</text:p>
      <text:p text:style-name="P2">，remove掉go資料夾後，用which go尋找go程式的位置，再cd /usr/bin/，remove掉go程式，go version就變成1.17.8了，之後再從新跑一次裝go的流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6:05:17.512346752</meta:creation-date>
    <dc:date>2023-10-06T16:30:17.654977103</dc:date>
    <meta:editing-duration>PT4M39S</meta:editing-duration>
    <meta:editing-cycles>1</meta:editing-cycles>
    <meta:document-statistic meta:table-count="0" meta:image-count="1" meta:object-count="0" meta:page-count="1" meta:paragraph-count="16" meta:word-count="180" meta:character-count="824" meta:non-whitespace-character-count="725"/>
    <meta:generator>LibreOffice/6.0.7.3$Linux_X86_64 LibreOffice_project/00m0$Build-3</meta:generator>
  </office:meta>
</office:document-meta>
</file>